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0_Env.xml"/>
  <manifest:file-entry manifest:media-type="text/xml" manifest:full-path="Basic/Standard/M11_Expr.xml"/>
  <manifest:file-entry manifest:media-type="text/xml" manifest:full-path="Basic/Standard/M02_Array.xml"/>
  <manifest:file-entry manifest:media-type="text/xml" manifest:full-path="Basic/Standard/M09_Pattern.xml"/>
  <manifest:file-entry manifest:media-type="text/xml" manifest:full-path="Basic/Standard/Mxx_Scratch.xml"/>
  <manifest:file-entry manifest:media-type="text/xml" manifest:full-path="Basic/Standard/M01_Common.xml"/>
  <manifest:file-entry manifest:media-type="text/xml" manifest:full-path="Basic/Standard/M05_Parser.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5,4 2412">
            <text:p>test_Parser(primitives): 5,4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5.4">
            <text:p>5,4 sec</text:p>
          </table:table-cell>
          <table:table-cell table:style-name="ce162" table:formula="of:=TESTSTAT(&quot;count&quot;; [.B46])" office:value-type="float" office:value="2412">
            <text:p>2412</text:p>
          </table:table-cell>
          <table:table-cell table:style-name="ce164" table:formula="of:=[.E46]/[.D46]" office:value-type="float" office:value="446.666666666667">
            <text:p>446,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5,6 1546">
            <text:p>test_Parser(multiplicity): 5,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5.6">
            <text:p>5,6 sec</text:p>
          </table:table-cell>
          <table:table-cell table:style-name="ce162" table:formula="of:=TESTSTAT(&quot;count&quot;; [.B47])" office:value-type="float" office:value="1546">
            <text:p>1546</text:p>
          </table:table-cell>
          <table:table-cell table:style-name="ce164" table:formula="of:=[.E47]/[.D47]" office:value-type="float" office:value="276.071428571429">
            <text:p>276,1 a/sec</text:p>
          </table:table-cell>
          <table:table-cell table:number-columns-repeated="4"/>
        </table:table-row>
        <table:table-row table:style-name="ro6">
          <table:table-cell/>
          <table:table-cell table:formula="of:=TEST_PARSER(&quot;basic&quot;)" office:value-type="string" office:string-value="test_Parser(basic): 21,7 9107">
            <text:p>test_Parser(basic): 21,7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1.7">
            <text:p>21,7 sec</text:p>
          </table:table-cell>
          <table:table-cell table:style-name="ce162" table:formula="of:=TESTSTAT(&quot;count&quot;; [.B48])" office:value-type="float" office:value="9107">
            <text:p>9107</text:p>
          </table:table-cell>
          <table:table-cell table:style-name="ce164" table:formula="of:=[.E48]/[.D48]" office:value-type="float" office:value="419.677419354839">
            <text:p>419,7 a/sec</text:p>
          </table:table-cell>
          <table:table-cell table:number-columns-repeated="4"/>
        </table:table-row>
        <table:table-row table:style-name="ro6">
          <table:table-cell/>
          <table:table-cell table:formula="of:=TEST_PARSER(&quot;special&quot;)" office:value-type="string" office:string-value="test_Parser(special): 2,8 479">
            <text:p>test_Parser(special): 2,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8">
            <text:p>2,8 sec</text:p>
          </table:table-cell>
          <table:table-cell table:style-name="ce162" table:formula="of:=TESTSTAT(&quot;count&quot;; [.B49])" office:value-type="float" office:value="479">
            <text:p>479</text:p>
          </table:table-cell>
          <table:table-cell table:style-name="ce164" table:formula="of:=[.E49]/[.D49]" office:value-type="float" office:value="171.071428571429">
            <text:p>171,1 a/sec</text:p>
          </table:table-cell>
          <table:table-cell table:number-columns-repeated="4"/>
        </table:table-row>
        <table:table-row table:style-name="ro6">
          <table:table-cell/>
          <table:table-cell table:formula="of:=TEST_PARSER(&quot;numbers&quot;)" office:value-type="string" office:string-value="test_Parser(numbers): 8,9 3046">
            <text:p>test_Parser(numbers): 8,9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9">
            <text:p>8,9 sec</text:p>
          </table:table-cell>
          <table:table-cell table:style-name="ce162" table:formula="of:=TESTSTAT(&quot;count&quot;; [.B50])" office:value-type="float" office:value="3046">
            <text:p>3046</text:p>
          </table:table-cell>
          <table:table-cell table:style-name="ce164" table:formula="of:=[.E50]/[.D50]" office:value-type="float" office:value="342.247191011236">
            <text:p>342,2 a/sec</text:p>
          </table:table-cell>
          <table:table-cell table:number-columns-repeated="4"/>
        </table:table-row>
        <table:table-row table:style-name="ro6">
          <table:table-cell/>
          <table:table-cell table:formula="of:=TEST_PARSER(&quot;types&quot;)" office:value-type="string" office:string-value="test_Parser(types): 24,3 11149">
            <text:p>test_Parser(types): 24,3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4.3">
            <text:p>24,3 sec</text:p>
          </table:table-cell>
          <table:table-cell table:style-name="ce162" table:formula="of:=TESTSTAT(&quot;count&quot;; [.B51])" office:value-type="float" office:value="11149">
            <text:p>11149</text:p>
          </table:table-cell>
          <table:table-cell table:style-name="ce164" table:formula="of:=[.E51]/[.D51]" office:value-type="float" office:value="458.80658436214">
            <text:p>458,8 a/sec</text:p>
          </table:table-cell>
          <table:table-cell table:number-columns-repeated="4"/>
        </table:table-row>
        <table:table-row table:style-name="ro6">
          <table:table-cell table:number-columns-repeated="3"/>
          <table:table-cell table:style-name="ce161" table:formula="of:=SUM([.D46:.D51])" office:value-type="float" office:value="68.7">
            <text:p>68,7 sec</text:p>
          </table:table-cell>
          <table:table-cell table:style-name="ce163" table:formula="of:=SUM([.E46:.E51])" office:value-type="float" office:value="27739">
            <text:p>27739</text:p>
          </table:table-cell>
          <table:table-cell table:style-name="ce165" table:formula="of:=[.E52]/[.D52]" office:value-type="float" office:value="403.770014556041">
            <text:p>403,8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1 27734">
            <text:p>test_Parser(all): 69,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1">
            <text:p>69,1 sec</text:p>
          </table:table-cell>
          <table:table-cell table:style-name="ce162" table:formula="of:=TESTSTAT(&quot;count&quot;; [.B54])" office:value-type="float" office:value="27734">
            <text:p>27734</text:p>
          </table:table-cell>
          <table:table-cell table:style-name="ce164" table:formula="of:=[.E54]/[.D54]" office:value-type="float" office:value="401.360347322721">
            <text:p>401,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0">10.06.2017</text:date>, <text:time>22:10:0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0T22:10:02.21</dc:date>
    <meta:editing-duration>P175DT13H58M15S</meta:editing-duration>
    <meta:editing-cycles>836</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			= mkFn(fs, "match",				3, "Pattern -&gt; Maybe Env -&gt; Any -&gt; Maybe Env")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Val Type.Any
'              | Var Str
'              | Dat TypeCtor [Pattern]

Const TPattern_tyname = "TPattern"
Type TPattern
	tyname	As String
	which	As String
	a0		As Variant
End Type


Sub Main
	TPattern
	[test_Pattern======================================]()
End Sub


Function TPattern()
	Static out As Object
	If isNull(out) Then
		Dim tcPat
		tcPat = _mkDataTypeCtor("Pattern", 0)
		out = tcPat
		Dim cAny, cVar, cConst, cData
		cAny   = _mkDataCtor(tcPat, "Any", 	 nil)
		cVar   = _mkDataCtor(tcPat, "Var", 	 List(Tp.Native_String))
		cConst = _mkDataCtor(tcPat, "Const", List(Tp.Native_Variant))
		cData  = _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Optional p As Object)
	Static oFn As Object
	If isNull(oFn) Then
		oFn = Fn.TPattern_toString
	End If
	Dim out
	If isMissing(p) Then
		out = oFn
	Else
		out = _TPattern_toString(p, False)
	End If
	TPattern_toString = out
End Function
	
Function _TPattern_toString( _
	p As Object, _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As Variant
	' TODO: specialize singleton patterns like patAny, patNil, ...
	On Local Error Goto _TPattern_toString_error
	Select Case _id(_ctor(p))
		Case idAny:			out = "_"
		Case idVar:			out = Pattern_Var_name(p)
		Case idConst:
			Dim v : v = Pattern_Const_value(p)
			If isEmpty(v) Then
				out = "()"
			Else
				out = toString(v)
			End If
		Case idData:
			If DataValue_same(p, patNil) Then
				out = "[]"
			Else
				Dim c  : c  = Pattern_Data_ctor(p)
				Dim ps : ps = Pattern_Data_args(p)
				If DataValue_same(c, Tp.List_Cons) Then
					Dim pHd : pHd = car(ps)
					Dim pTl : pTl = cadr(ps)
					If DataValue_same(pTl, patNil) Then
						out = "[" &amp; _TPattern_toString(pHd, False) &amp; "]"
					Else
						out = _TPattern_toString(pHd, True) _
							&amp; ":" _
							&amp; _TPattern_toString(pTl, True)
						If needParens Then
							out = "(" &amp; out &amp; ")"
						End If
					End If
				Else
					Dim q As Object
					out = nameOf(c)
					If Not(isNil(ps)) Then
						Do Until isNil(ps)
							q = car(ps)
							ps = cdr(ps)
							out = out &amp; " " &amp; _TPattern_toString(q, True)
						Loop
						If needParens Then
							out = "(" &amp; out &amp; ")"
						End If
					End If
				End If
			End If	

		Case Else
_TPattern_toString_error:
			On Local Error Goto 0 ' disable error handler
			croak("TPattern_toString: bad pattern " &amp; typeStr(p))
	End Select
	_TPattern_toString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Fn(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Object	' id of cpAny
	Static idVar	As Integer
	Static idConst	As Integer
	Static idData	As Integer
	If isNull(cAny) Then
		pAny	 = Pattern_Any
		id_pAny  = _id(pAny)
		cpAny 	 = _ctor(pAny)
		id_cpAny = _id(cpAny)
		idVar    = _id(findDataCtor(TPattern, "Var"))
		idConst  = _id(findDataCtor(TPattern, "Const"))
		idData   = _id(findDataCtor(TPattern, "Data"))
	End If
	Dim out
	Dim v As Variant, nm As String
	Dim cx As Object   ' ctor of x (if needed)
	Dim cp As Object   ' ctor field of p if p is Data : Data DataCtor ...
	Dim args As Object ' args field of p if p is Data : Data ... [TPattern]
	Dim msg As String
	
	Select Case _id(_ctor(p))
		Case id_cpAny:		out = e
		Case idConst
			v = Pattern_Const_value(p)
_match_equ_test:			
			If equ(x, v) Then
				out = e
			Else
				out = Empty
			End If
		Case idVar
			nm = Pattern_Var_name(p)
			v = lookup(nm, e)
			If isEmpty(v) Then
				' TODO: what if var was bound to value Empty?!
				If isEmpty(x) Then
					croak("match: trying to bind var " &amp; nm _
						&amp; " to value Empty!")
				End If
				out = extend(e, nm, x)
			Else
				' tail-call:
				'out = _matches(Pattern_Const(v), e, x)
				Goto _match_equ_test
			End If
		Case idData
			cp = Pattern_Data_ctor(p)
			On Local Error Goto _match_type_error
			cx = _ctor(x)
			On Local Error Goto 0 ' disable error handler
			If DataValue_same(cx, cp) Then
				args = Pattern_Data_args(p)
				out = _matchArgs(args, e, x)
			Else
				If DataValue_same(typeCtorOf(cx), typeCtorOf(cp)) Then
					' fine, just doesn't match
					out = Empty
				Else
_match_type_error:
					On Local Error Goto 0 ' disable error handler		
					msg = "match: type error" _
						&amp; " - expected Data/" &amp; typeCtorName(cp) _
						&amp; ", not a " &amp; typeStr(x)
					croak(msg)
				End If
			End If
		Case Else
			msg = "match: bad pattern " &amp; typeStr(p)
			If hasType(p, TPattern) Then
				msg = msg &amp; NL &amp; "NYI?: " &amp; ctorName(p)
			End If
			croak(msg)
	End Select
	_match = out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newPattern(which As String, a0 As Variant)
	Dim out As New TPattern
	out.tyname = TPattern_tyname
	out.which  = which
	out.a0	   = a0
	newPattern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OLD_matches( _
	Optional ByRef p As Object, _
	Optional ByRef e As Variant, _
	Optional ByVal x As Variant _
)
	Static oFn As Object : If isNull(oFn) Then : oFn = Fn.matches : End If
	Dim out As Variant
	If isMissing(p) Then 		: out = oFn
	ElseIf isMissing(e) Then 	: out = apply(oFn, p)
	ElseIf isMissing(x) Then	: out = apply(oFn, p, e)
	ElseIf isEmpty(e) Then		: out = Empty
	Else
		out = _matches(p, e, x, nil)
	End If
	matches = out
End Function

Function _OLD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tern_Any
	Dim cpAny     : cpAny     = _ctor(pAny)
	Dim pVarX     : pVarX     = Pattern_Var("x")
	Dim pVarY     : pVarY     = Pattern_Var("y")
	Dim cpVar     : cpVar     = _ctor(pVarX)
	Dim pConst42  : pConst42  = Pattern_Const(42)
	Dim pConstFoo : pConstFoo = Pattern_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tern_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tring(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